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Für die Vorlesung 24,11,14</text:p>
      <text:p text:style-name="Standard">Musik:---------------------------------------------------------------------------------------------------------------</text:p>
      <text:p text:style-name="Standard"/>
      <text:p text:style-name="P1"><text:span text:style-name="T1"><text:s text:c="12"/></text:span><text:span text:style-name="T2">Music</text:span><text:span text:style-name="T1"> pandasAreAwsome = </text:span><text:span text:style-name="T3">new</text:span><text:span text:style-name="T1"> </text:span><text:span text:style-name="T2">Music</text:span><text:span text:style-name="T1">(</text:span><text:span text:style-name="T4">"Sounds/asia_1.ogg"</text:span><text:span text:style-name="T1">);</text:span></text:p>
      <text:p text:style-name="P2"><text:s text:c="12"/>pandasAreAwsome.Play();</text:p>
      <text:p text:style-name="P2"><text:s text:c="12"/>pandasAreAwsome.Volume = 100;</text:p>
      <text:p text:style-name="P2"><text:s text:c="12"/>pandasAreAwsome.Stop();</text:p>
      <text:p text:style-name="P2"><text:s text:c="12"/>pandasAreAwsome.Pause();</text:p>
      <text:p text:style-name="P1"><text:span text:style-name="T1"><text:s text:c="12"/>pandasAreAwsome.Loop = </text:span><text:span text:style-name="T3">true</text:span><text:span text:style-name="T1">;</text:span></text:p>
      <text:p text:style-name="P2"/>
      <text:p text:style-name="P6">Sounds:--------------------------------------------------------------------------------------------------------------</text:p>
      <text:p text:style-name="P1"><text:span text:style-name="T2">Sound</text:span><text:span text:style-name="T1"> jumpSound;</text:span></text:p>
      <text:p text:style-name="P2"/>
      <text:p text:style-name="P1"><text:span text:style-name="T1">jumpSound = </text:span><text:span text:style-name="T3">new</text:span><text:span text:style-name="T1"> </text:span><text:span text:style-name="T2">Sound</text:span><text:span text:style-name="T1">(</text:span><text:span text:style-name="T3">new</text:span><text:span text:style-name="T1"> </text:span><text:span text:style-name="T2">SoundBuffer</text:span><text:span text:style-name="T1">(</text:span><text:span text:style-name="T4">"Sounds/jumpSound.wav"</text:span><text:span text:style-name="T1">));</text:span></text:p>
      <text:p text:style-name="P2"/>
      <text:p text:style-name="P6">Jump:----------------------------------------------------------------------------------------------------------------</text:p>
      <text:p text:style-name="P2"/>
      <text:p text:style-name="P1"><text:span text:style-name="T1"><text:s text:c="12"/></text:span><text:span text:style-name="T3">bool</text:span><text:span text:style-name="T1"> isJumping;</text:span></text:p>
      <text:p text:style-name="P8"><text:span text:style-name="T1"><text:s text:c="12"/></text:span><text:span text:style-name="T3">bool</text:span><text:span text:style-name="T1"> isSpacePressed;</text:span></text:p>
      <text:p text:style-name="P8"><text:span text:style-name="T1"><text:s text:c="12"/></text:span><text:span text:style-name="T3">float</text:span><text:span text:style-name="T1"> jumpingPositionY;</text:span></text:p>
      <text:p text:style-name="P5"/>
      <text:p text:style-name="P8"><text:span text:style-name="T1"><text:s text:c="12"/></text:span><text:span text:style-name="T2">Sound</text:span><text:span text:style-name="T1"> jumpSound;</text:span></text:p>
      <text:p text:style-name="P2"/>
      <text:p text:style-name="P1"><text:span text:style-name="T1"><text:s text:c="12"/></text:span><text:span text:style-name="T2">Sound</text:span><text:span text:style-name="T1"> jumpSound;</text:span></text:p>
      <text:p text:style-name="P3">//Springen</text:p>
      <text:p text:style-name="P1"><text:span text:style-name="T3">public</text:span><text:span text:style-name="T1"> </text:span><text:span text:style-name="T3">void</text:span><text:span text:style-name="T1"> move(</text:span><text:span text:style-name="T2">Map</text:span><text:span text:style-name="T1"> map,</text:span><text:span text:style-name="T2">GameTime</text:span><text:span text:style-name="T1"> time)</text:span></text:p>
      <text:p text:style-name="P5"><text:s text:c="12"/>{</text:p>
      <text:p text:style-name="P8"><text:span text:style-name="T1"><text:s text:c="16"/></text:span><text:span text:style-name="T3">float</text:span><text:span text:style-name="T1"> runningSpeed = 0.1f * time.EllapsedTime.Milliseconds;</text:span></text:p>
      <text:p text:style-name="P5"/>
      <text:p text:style-name="P8"><text:span text:style-name="T1"><text:s text:c="16"/></text:span><text:span text:style-name="T3">bool</text:span><text:span text:style-name="T1"> Left = map.isWalckable((</text:span><text:span text:style-name="T3">int</text:span><text:span text:style-name="T1">)(</text:span><text:span text:style-name="T3">this</text:span><text:span text:style-name="T1">.getPosition().X - runningSpeed) / 50, (</text:span><text:span text:style-name="T3">int</text:span><text:span text:style-name="T1">)(</text:span><text:span text:style-name="T3">this</text:span><text:span text:style-name="T1">.getPosition().Y) / 50) &amp;&amp; map.isWalckable((</text:span><text:span text:style-name="T3">int</text:span><text:span text:style-name="T1">)(</text:span><text:span text:style-name="T3">this</text:span><text:span text:style-name="T1">.getPosition().X - runningSpeed) / 50, (</text:span><text:span text:style-name="T3">int</text:span><text:span text:style-name="T1">)(</text:span><text:span text:style-name="T3">this</text:span><text:span text:style-name="T1">.getPosition().Y + </text:span><text:span text:style-name="T3">this</text:span><text:span text:style-name="T1">.getHeight()) / 50);</text:span></text:p>
      <text:p text:style-name="P8"><text:span text:style-name="T1"><text:s text:c="16"/></text:span><text:span text:style-name="T3">bool</text:span><text:span text:style-name="T1"> Right = map.isWalckable((</text:span><text:span text:style-name="T3">int</text:span><text:span text:style-name="T1">)(</text:span><text:span text:style-name="T3">this</text:span><text:span text:style-name="T1">.getPosition().X + </text:span><text:span text:style-name="T3">this</text:span><text:span text:style-name="T1">.getWidth() + runningSpeed) / 50, (</text:span><text:span text:style-name="T3">int</text:span><text:span text:style-name="T1">)(</text:span><text:span text:style-name="T3">this</text:span><text:span text:style-name="T1">.getPosition().Y) / 50) &amp;&amp; map.isWalckable((</text:span><text:span text:style-name="T3">int</text:span><text:span text:style-name="T1">)(</text:span><text:span text:style-name="T3">this</text:span><text:span text:style-name="T1">.getPosition().X + </text:span><text:span text:style-name="T3">this</text:span><text:span text:style-name="T1">.getWidth() + runningSpeed) / 50, (</text:span><text:span text:style-name="T3">int</text:span><text:span text:style-name="T1">)(</text:span><text:span text:style-name="T3">this</text:span><text:span text:style-name="T1">.getPosition().Y + </text:span><text:span text:style-name="T3">this</text:span><text:span text:style-name="T1">.getHeight()) / 50);</text:span></text:p>
      <text:p text:style-name="P8"><text:span text:style-name="T1"><text:s text:c="16"/></text:span><text:span text:style-name="T3">bool</text:span><text:span text:style-name="T1"> Up = map.isWalckable((</text:span><text:span text:style-name="T3">int</text:span><text:span text:style-name="T1">)(</text:span><text:span text:style-name="T3">this</text:span><text:span text:style-name="T1">.getPosition().X) / 50, (</text:span><text:span text:style-name="T3">int</text:span><text:span text:style-name="T1">)(</text:span><text:span text:style-name="T3">this</text:span><text:span text:style-name="T1">.getPosition().Y - runningSpeed) / 50) &amp;&amp; map.isWalckable((</text:span><text:span text:style-name="T3">int</text:span><text:span text:style-name="T1">)(</text:span><text:span text:style-name="T3">this</text:span><text:span text:style-name="T1">.getPosition().X + </text:span><text:span text:style-name="T3">this</text:span><text:span text:style-name="T1">.getWidth()) / 50, (</text:span><text:span text:style-name="T3">int</text:span><text:span text:style-name="T1">)(</text:span><text:span text:style-name="T3">this</text:span><text:span text:style-name="T1">.getPosition().Y - runningSpeed) / 50);</text:span></text:p>
      <text:p text:style-name="P8"><text:span text:style-name="T1"><text:s text:c="16"/></text:span><text:span text:style-name="T3">bool</text:span><text:span text:style-name="T1"> Down = map.isWalckable((</text:span><text:span text:style-name="T3">int</text:span><text:span text:style-name="T1">)(</text:span><text:span text:style-name="T3">this</text:span><text:span text:style-name="T1">.getPosition().X) / 50, (</text:span><text:span text:style-name="T3">int</text:span><text:span text:style-name="T1">)(</text:span><text:span text:style-name="T3">this</text:span><text:span text:style-name="T1">.getPosition().Y + </text:span><text:span text:style-name="T3">this</text:span><text:span text:style-name="T1">.getHeight() + runningSpeed) / 50) &amp;&amp; map.isWalckable((</text:span><text:span text:style-name="T3">int</text:span><text:span text:style-name="T1">)(</text:span><text:span text:style-name="T3">this</text:span><text:span text:style-name="T1">.getPosition().X + </text:span><text:span text:style-name="T3">this</text:span><text:span text:style-name="T1">.getWidth()) / 50, (</text:span><text:span text:style-name="T3">int</text:span><text:span text:style-name="T1">)(</text:span><text:span text:style-name="T3">this</text:span><text:span text:style-name="T1">.getPosition().Y + </text:span><text:span text:style-name="T3">this</text:span><text:span text:style-name="T1">.getHeight() + runningSpeed) / 50);</text:span></text:p>
      <text:p text:style-name="P5"/>
      <text:p text:style-name="P8"><text:span text:style-name="T1"><text:s text:c="16"/></text:span><text:span text:style-name="T5">//laufen</text:span></text:p>
      <text:p text:style-name="P8"><text:span text:style-name="T1"><text:s text:c="16"/></text:span><text:span text:style-name="T3">if</text:span><text:span text:style-name="T1"> (</text:span><text:span text:style-name="T2">Keyboard</text:span><text:span text:style-name="T1">.IsKeyPressed(</text:span><text:span text:style-name="T2">Keyboard</text:span><text:span text:style-name="T1">.</text:span><text:span text:style-name="T2">Key</text:span><text:span text:style-name="T1">.A) &amp;&amp; Left)</text:span></text:p>
      <text:p text:style-name="P8"><text:span text:style-name="T1"><text:s text:c="20"/>playerPosition = </text:span><text:span text:style-name="T3">new</text:span><text:span text:style-name="T1"> </text:span><text:span text:style-name="T2">Vector2f</text:span><text:span text:style-name="T1">(playerPosition.X - runningSpeed, playerPosition.Y);</text:span></text:p>
      <text:p text:style-name="P8"><text:span text:style-name="T1"><text:s text:c="16"/></text:span><text:span text:style-name="T3">if</text:span><text:span text:style-name="T1"> (</text:span><text:span text:style-name="T2">Keyboard</text:span><text:span text:style-name="T1">.IsKeyPressed(</text:span><text:span text:style-name="T2">Keyboard</text:span><text:span text:style-name="T1">.</text:span><text:span text:style-name="T2">Key</text:span><text:span text:style-name="T1">.D) &amp;&amp; Right)</text:span></text:p>
      <text:p text:style-name="P8"><text:span text:style-name="T1"><text:s text:c="20"/>playerPosition = </text:span><text:span text:style-name="T3">new</text:span><text:span text:style-name="T1"> </text:span><text:span text:style-name="T2">Vector2f</text:span><text:span text:style-name="T1">(playerPosition.X + runningSpeed, playerPosition.Y);</text:span></text:p>
      <text:p text:style-name="P8"><text:span text:style-name="T1"><text:s text:c="16"/></text:span><text:span text:style-name="T5">//if (Keyboard.IsKeyPressed(Keyboard.Key.W) &amp;&amp; Up)</text:span></text:p>
      <text:p text:style-name="P8"><text:span text:style-name="T1"><text:s text:c="16"/></text:span><text:span text:style-name="T5">// <text:s text:c="3"/>playerPosition = new Vector2f(playerPosition.X, playerPosition.Y - runningSpeed);</text:span></text:p>
      <text:p text:style-name="P8"><text:span text:style-name="T1"><text:s text:c="16"/></text:span><text:span text:style-name="T5">//if (Keyboard.IsKeyPressed(Keyboard.Key.S) &amp;&amp; Down)</text:span></text:p>
      <text:p text:style-name="P8"><text:span text:style-name="T1"><text:s text:c="16"/></text:span><text:span text:style-name="T5">// <text:s text:c="3"/>playerPosition = new Vector2f(playerPosition.X, playerPosition.Y + runningSpeed);</text:span></text:p>
      <text:p text:style-name="P5"/>
      <text:p text:style-name="P5"/>
      <text:p text:style-name="P8"><text:span text:style-name="T1"><text:s text:c="16"/></text:span><text:span text:style-name="T5">//Springen</text:span></text:p>
      <text:p text:style-name="P8"><text:span text:style-name="T1"><text:s text:c="16"/></text:span><text:span text:style-name="T3">if</text:span><text:span text:style-name="T1"> (Down &amp;&amp; !isJumping)</text:span></text:p>
      <text:p text:style-name="P5"><text:s text:c="20"/>playerPosition.Y += runningSpeed;</text:p>
      <text:p text:style-name="P5"/>
      <text:p text:style-name="P8"><text:span text:style-name="T1"><text:s text:c="16"/></text:span><text:span text:style-name="T3">if</text:span><text:span text:style-name="T1"> (</text:span><text:span text:style-name="T2">Keyboard</text:span><text:span text:style-name="T1">.IsKeyPressed(</text:span><text:span text:style-name="T2">Keyboard</text:span><text:span text:style-name="T1">.</text:span><text:span text:style-name="T2">Key</text:span><text:span text:style-name="T1">.Space) &amp;&amp; !isSpacePressed &amp;&amp; !Down)</text:span></text:p>
      <text:p text:style-name="P5"><text:soft-page-break/><text:s text:c="16"/>{</text:p>
      <text:p text:style-name="P8"><text:span text:style-name="T1"><text:s text:c="20"/>isSpacePressed = </text:span><text:span text:style-name="T3">true</text:span><text:span text:style-name="T1">;</text:span></text:p>
      <text:p text:style-name="P8"><text:span text:style-name="T1"><text:s text:c="20"/>isJumping = </text:span><text:span text:style-name="T3">true</text:span><text:span text:style-name="T1">;</text:span></text:p>
      <text:p text:style-name="P8"><text:span text:style-name="T1"><text:s text:c="20"/>jumpingPositionY = </text:span><text:span text:style-name="T3">this</text:span><text:span text:style-name="T1">.playerPosition.Y;</text:span></text:p>
      <text:p text:style-name="P5"><text:s text:c="20"/>jumpSound.Play();</text:p>
      <text:p text:style-name="P5"><text:s text:c="16"/>}</text:p>
      <text:p text:style-name="P5"/>
      <text:p text:style-name="P5"/>
      <text:p text:style-name="P8"><text:span text:style-name="T1"><text:s text:c="16"/></text:span><text:span text:style-name="T3">if</text:span><text:span text:style-name="T1"> (jumpingPositionY - </text:span><text:span text:style-name="T3">this</text:span><text:span text:style-name="T1">.playerPosition.Y &gt; 50)</text:span><text:span text:style-name="T5">//100 millisekunden sind eine Sekunde</text:span></text:p>
      <text:p text:style-name="P5"><text:s text:c="16"/>{</text:p>
      <text:p text:style-name="P5"><text:s text:c="20"/></text:p>
      <text:p text:style-name="P8"><text:span text:style-name="T1"><text:s text:c="20"/>isJumping = </text:span><text:span text:style-name="T3">false</text:span><text:span text:style-name="T1">;</text:span></text:p>
      <text:p text:style-name="P8"><text:span text:style-name="T1"><text:s text:c="20"/>isSpacePressed = </text:span><text:span text:style-name="T3">false</text:span><text:span text:style-name="T1">;</text:span></text:p>
      <text:p text:style-name="P5"><text:s text:c="16"/>}</text:p>
      <text:p text:style-name="P5"/>
      <text:p text:style-name="P8"><text:span text:style-name="T1"><text:s text:c="16"/></text:span><text:span text:style-name="T3">if</text:span><text:span text:style-name="T1"> (isJumping &amp;&amp; Up)</text:span></text:p>
      <text:p text:style-name="P5"><text:s text:c="16"/>{</text:p>
      <text:p text:style-name="P8"><text:span text:style-name="T1"><text:s text:c="20"/>playerPosition = </text:span><text:span text:style-name="T3">new</text:span><text:span text:style-name="T1"> </text:span><text:span text:style-name="T2">Vector2f</text:span><text:span text:style-name="T1">(playerPosition.X, playerPosition.Y - runningSpeed * 2);</text:span></text:p>
      <text:p text:style-name="P5"><text:s text:c="16"/>}</text:p>
      <text:p text:style-name="P5"><text:s text:c="20"/></text:p>
      <text:p text:style-name="P5"><text:s text:c="16"/></text:p>
      <text:p text:style-name="P5"/>
      <text:p text:style-name="P5"/>
      <text:p text:style-name="P5"/>
      <text:p text:style-name="P5"><text:s text:c="16"/>playerSprite.Position = playerPosition;</text:p>
      <text:p text:style-name="P8"><text:span text:style-name="T1"><text:s text:c="12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58S</meta:editing-duration>
    <meta:editing-cycles>5</meta:editing-cycles>
    <meta:generator>OpenOffice/4.1.1$Win32 OpenOffice.org_project/411m6$Build-9775</meta:generator>
    <dc:date>2014-11-24T08:50:37.51</dc:date>
    <meta:document-statistic meta:table-count="0" meta:image-count="0" meta:object-count="0" meta:page-count="2" meta:paragraph-count="58" meta:word-count="257" meta:character-count="3697"/>
    <meta:user-defined meta:name="Info 1"/>
    <meta:user-defined meta:name="Info 2"/>
    <meta:user-defined meta:name="Info 3"/>
    <meta:user-defined meta:name="Info 4"/>
  </office:meta>
</office:document-meta>
</file>